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Axes( String id_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Row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TH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Abbr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Col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Axis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TH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TH( boolean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NoWrap( boolean wr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.setCol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Row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